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officeooo:paragraph-rsid="0046f907" style:font-weight-asian="bold" style:font-weight-complex="bold"/>
    </style:style>
    <style:style style:name="P2" style:family="paragraph" style:parent-style-name="Heading_20_2">
      <style:paragraph-properties fo:text-align="center" style:justify-single-word="false"/>
    </style:style>
    <style:style style:name="P3" style:family="paragraph" style:parent-style-name="Preformatted_20_Text">
      <style:paragraph-properties fo:margin-top="0cm" fo:margin-bottom="0.499cm" style:contextual-spacing="false"/>
    </style:style>
    <style:style style:name="P4" style:family="paragraph" style:parent-style-name="Heading_20_1">
      <style:text-properties fo:font-weight="bold" officeooo:paragraph-rsid="0046f907"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text-properties fo:font-weight="bold" style:font-weight-asian="bold" style:font-weight-complex="bold"/>
    </style:style>
    <style:style style:name="P10" style:family="paragraph" style:parent-style-name="Text_20_body" style:list-style-name="L5">
      <style:text-properties fo:font-weight="bold" officeooo:rsid="003715a0" officeooo:paragraph-rsid="003715a0" style:font-weight-asian="bold" style:font-weight-complex="bold"/>
    </style:style>
    <style:style style:name="P11" style:family="paragraph" style:parent-style-name="Text_20_body" style:list-style-name="L5">
      <style:text-properties fo:font-weight="bold" officeooo:rsid="003715a0" officeooo:paragraph-rsid="0039cf0e" style:font-weight-asian="bold" style:font-weight-complex="bold"/>
    </style:style>
    <style:style style:name="P12" style:family="paragraph" style:parent-style-name="Text_20_body" style:list-style-name="L5">
      <style:text-properties fo:font-weight="bold" officeooo:paragraph-rsid="0046f907" style:font-weight-asian="bold" style:font-weight-complex="bold"/>
    </style:style>
    <style:style style:name="P13" style:family="paragraph" style:parent-style-name="Text_20_body" style:list-style-name="L5">
      <style:text-properties fo:font-weight="bold" officeooo:rsid="0071ac65" officeooo:paragraph-rsid="0071ac65" style:font-weight-asian="bold" style:font-weight-complex="bold"/>
    </style:style>
    <style:style style:name="P14" style:family="paragraph" style:parent-style-name="Text_20_body" style:list-style-name="L5">
      <style:text-properties fo:font-weight="bold" officeooo:rsid="0078abe5" officeooo:paragraph-rsid="0078abe5" style:font-weight-asian="bold" style:font-weight-complex="bold"/>
    </style:style>
    <style:style style:name="P15" style:family="paragraph" style:parent-style-name="Text_20_body" style:list-style-name="L5">
      <style:text-properties fo:font-weight="bold" officeooo:rsid="00a25e22" officeooo:paragraph-rsid="00a25e22" style:font-weight-asian="bold" style:font-weight-complex="bold"/>
    </style:style>
    <style:style style:name="P16" style:family="paragraph" style:parent-style-name="Text_20_body" style:list-style-name="L5">
      <style:text-properties fo:font-weight="bold" officeooo:rsid="00a684fb" officeooo:paragraph-rsid="00a684fb" style:font-weight-asian="bold" style:font-weight-complex="bold"/>
    </style:style>
    <style:style style:name="P17" style:family="paragraph" style:parent-style-name="Text_20_body" style:list-style-name="L5">
      <style:text-properties fo:font-weight="bold" officeooo:rsid="00b2eed2" officeooo:paragraph-rsid="00b2eed2" style:font-weight-asian="bold" style:font-weight-complex="bold"/>
    </style:style>
    <style:style style:name="P18" style:family="paragraph" style:parent-style-name="Text_20_body" style:list-style-name="L5">
      <style:text-properties fo:font-weight="bold" officeooo:rsid="00c22871" officeooo:paragraph-rsid="00c22871" style:font-weight-asian="bold" style:font-weight-complex="bold"/>
    </style:style>
    <style:style style:name="P19" style:family="paragraph" style:parent-style-name="Text_20_body" style:list-style-name="L3">
      <style:text-properties fo:font-weight="normal" style:font-weight-asian="normal" style:font-weight-complex="normal"/>
    </style:style>
    <style:style style:name="P20" style:family="paragraph" style:parent-style-name="Text_20_body" style:list-style-name="L5">
      <style:text-properties fo:font-weight="normal" officeooo:rsid="003715a0" officeooo:paragraph-rsid="003715a0" style:font-weight-asian="normal" style:font-weight-complex="normal"/>
    </style:style>
    <style:style style:name="P21" style:family="paragraph" style:parent-style-name="Text_20_body" style:list-style-name="L5">
      <style:text-properties fo:font-weight="normal" officeooo:rsid="003715a0" officeooo:paragraph-rsid="0039cf0e" style:font-weight-asian="normal" style:font-weight-complex="normal"/>
    </style:style>
    <style:style style:name="P22" style:family="paragraph" style:parent-style-name="Text_20_body" style:list-style-name="L5">
      <style:text-properties fo:font-weight="normal" officeooo:rsid="003c72cf" officeooo:paragraph-rsid="003c72cf" style:font-weight-asian="normal" style:font-weight-complex="normal"/>
    </style:style>
    <style:style style:name="P23" style:family="paragraph" style:parent-style-name="Text_20_body" style:list-style-name="L5">
      <style:text-properties fo:font-weight="normal" officeooo:paragraph-rsid="0046f907" style:font-weight-asian="normal" style:font-weight-complex="normal"/>
    </style:style>
    <style:style style:name="P24" style:family="paragraph" style:parent-style-name="Text_20_body" style:list-style-name="L5">
      <style:text-properties fo:font-weight="normal" officeooo:paragraph-rsid="0069e2ca" style:font-weight-asian="normal" style:font-weight-complex="normal"/>
    </style:style>
    <style:style style:name="P25" style:family="paragraph" style:parent-style-name="Text_20_body" style:list-style-name="L5">
      <style:text-properties fo:font-weight="normal" officeooo:rsid="0069e2ca" officeooo:paragraph-rsid="0069e2ca" style:font-weight-asian="normal" style:font-weight-complex="normal"/>
    </style:style>
    <style:style style:name="P26" style:family="paragraph" style:parent-style-name="Text_20_body" style:list-style-name="L5">
      <style:text-properties fo:font-weight="normal" officeooo:rsid="0071ac65" officeooo:paragraph-rsid="0071ac65" style:font-weight-asian="normal" style:font-weight-complex="normal"/>
    </style:style>
    <style:style style:name="P27" style:family="paragraph" style:parent-style-name="Text_20_body" style:list-style-name="L5">
      <style:text-properties fo:font-weight="normal" officeooo:rsid="0076cdbc" officeooo:paragraph-rsid="0076cdbc" style:font-weight-asian="normal" style:font-weight-complex="normal"/>
    </style:style>
    <style:style style:name="P28" style:family="paragraph" style:parent-style-name="Text_20_body" style:list-style-name="L5">
      <style:text-properties fo:font-weight="normal" officeooo:rsid="0078abe5" officeooo:paragraph-rsid="0078abe5" style:font-weight-asian="normal" style:font-weight-complex="normal"/>
    </style:style>
    <style:style style:name="P29" style:family="paragraph" style:parent-style-name="Text_20_body" style:list-style-name="L5">
      <style:text-properties fo:font-weight="normal" officeooo:rsid="0085e36d" officeooo:paragraph-rsid="0085e36d" style:font-weight-asian="normal" style:font-weight-complex="normal"/>
    </style:style>
    <style:style style:name="P30" style:family="paragraph" style:parent-style-name="Text_20_body" style:list-style-name="L5">
      <style:text-properties fo:font-weight="normal" officeooo:rsid="0085e36d" officeooo:paragraph-rsid="009b27ba" style:font-weight-asian="normal" style:font-weight-complex="normal"/>
    </style:style>
    <style:style style:name="P31" style:family="paragraph" style:parent-style-name="Text_20_body" style:list-style-name="L5">
      <style:text-properties fo:font-weight="normal" officeooo:rsid="00a25e22" officeooo:paragraph-rsid="00a25e22" style:font-weight-asian="normal" style:font-weight-complex="normal"/>
    </style:style>
    <style:style style:name="P32" style:family="paragraph" style:parent-style-name="Text_20_body" style:list-style-name="L5">
      <style:text-properties fo:font-weight="normal" officeooo:rsid="00a684fb" officeooo:paragraph-rsid="00a684fb" style:font-weight-asian="normal" style:font-weight-complex="normal"/>
    </style:style>
    <style:style style:name="P33" style:family="paragraph" style:parent-style-name="Text_20_body" style:list-style-name="L5">
      <style:text-properties fo:font-weight="normal" officeooo:rsid="00b2eed2" officeooo:paragraph-rsid="00b2eed2" style:font-weight-asian="normal" style:font-weight-complex="normal"/>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5">
      <style:text-properties officeooo:paragraph-rsid="003c72cf"/>
    </style:style>
    <style:style style:name="P37" style:family="paragraph" style:parent-style-name="Text_20_body" style:list-style-name="L5">
      <style:text-properties officeooo:paragraph-rsid="0046f907"/>
    </style:style>
    <style:style style:name="P38" style:family="paragraph" style:parent-style-name="Text_20_body" style:list-style-name="L5">
      <style:text-properties officeooo:paragraph-rsid="00564fdc"/>
    </style:style>
    <style:style style:name="P39" style:family="paragraph" style:parent-style-name="Text_20_body" style:list-style-name="L5">
      <style:text-properties officeooo:paragraph-rsid="005d8c56"/>
    </style:style>
    <style:style style:name="P40" style:family="paragraph" style:parent-style-name="Text_20_body" style:list-style-name="L5">
      <style:text-properties officeooo:paragraph-rsid="005e4b44"/>
    </style:style>
    <style:style style:name="P41" style:family="paragraph" style:parent-style-name="Text_20_body" style:list-style-name="L5">
      <style:text-properties officeooo:paragraph-rsid="005f9712"/>
    </style:style>
    <style:style style:name="P42" style:family="paragraph" style:parent-style-name="Text_20_body" style:list-style-name="L5">
      <style:text-properties officeooo:paragraph-rsid="00664c5b"/>
    </style:style>
    <style:style style:name="P43" style:family="paragraph" style:parent-style-name="Text_20_body" style:list-style-name="L5">
      <style:text-properties officeooo:paragraph-rsid="0069e2ca"/>
    </style:style>
    <style:style style:name="P44" style:family="paragraph" style:parent-style-name="Text_20_body" style:list-style-name="L5">
      <style:text-properties officeooo:paragraph-rsid="0076cdbc"/>
    </style:style>
    <style:style style:name="P45" style:family="paragraph" style:parent-style-name="Text_20_body" style:list-style-name="L5">
      <style:text-properties officeooo:paragraph-rsid="008361e9"/>
    </style:style>
    <style:style style:name="P46" style:family="paragraph" style:parent-style-name="Text_20_body" style:list-style-name="L5">
      <style:text-properties officeooo:paragraph-rsid="0085e36d"/>
    </style:style>
    <style:style style:name="P47" style:family="paragraph" style:parent-style-name="Text_20_body" style:list-style-name="L5">
      <style:text-properties officeooo:paragraph-rsid="00b2eed2"/>
    </style:style>
    <style:style style:name="P48" style:family="paragraph" style:parent-style-name="Text_20_body" style:list-style-name="L5">
      <style:text-properties officeooo:paragraph-rsid="00c22871"/>
    </style:style>
    <style:style style:name="P49" style:family="paragraph" style:parent-style-name="Heading_20_1" style:list-style-name="L5"/>
    <style:style style:name="P50" style:family="paragraph" style:parent-style-name="Heading_20_1" style:list-style-name="L5">
      <style:text-properties fo:font-weight="bold" officeooo:paragraph-rsid="0046f907" style:font-weight-asian="bold" style:font-weight-complex="bold"/>
    </style:style>
    <style:style style:name="P51" style:family="paragraph" style:parent-style-name="Heading_20_2" style:list-style-name="L1"/>
    <style:style style:name="P52" style:family="paragraph" style:parent-style-name="Heading_20_3" style:list-style-name="L1"/>
    <style:style style:name="P53" style:family="paragraph" style:parent-style-name="Heading_20_3" style:list-style-name="L3"/>
    <style:style style:name="P54" style:family="paragraph" style:parent-style-name="Heading_20_3" style:list-style-name="L5"/>
    <style:style style:name="P55" style:family="paragraph" style:parent-style-name="Heading_20_3" style:list-style-name="L5">
      <style:text-properties fo:font-weight="bold" officeooo:paragraph-rsid="0046f907" style:font-weight-asian="bold" style:font-weight-complex="bold"/>
    </style:style>
    <style:style style:name="P56" style:family="paragraph" style:parent-style-name="Heading_20_3" style:list-style-name="L5">
      <style:text-properties fo:font-weight="bold" officeooo:paragraph-rsid="00664c5b" style:font-weight-asian="bold" style:font-weight-complex="bold"/>
    </style:style>
    <style:style style:name="P57" style:family="paragraph" style:parent-style-name="Heading_20_3" style:list-style-name="L5">
      <style:text-properties fo:font-weight="bold" officeooo:paragraph-rsid="0069e2ca" style:font-weight-asian="bold" style:font-weight-complex="bold"/>
    </style:style>
    <style:style style:name="P58" style:family="paragraph" style:parent-style-name="Heading_20_3" style:list-style-name="L5">
      <style:text-properties fo:font-weight="bold" officeooo:rsid="0078abe5" officeooo:paragraph-rsid="0078abe5" style:font-weight-asian="bold" style:font-weight-complex="bold"/>
    </style:style>
    <style:style style:name="P59" style:family="paragraph" style:parent-style-name="Heading_20_3" style:list-style-name="L5">
      <style:text-properties fo:font-weight="bold" officeooo:rsid="00a684fb" officeooo:paragraph-rsid="00a684fb" style:font-weight-asian="bold" style:font-weight-complex="bold"/>
    </style:style>
    <style:style style:name="P60" style:family="paragraph" style:parent-style-name="Heading_20_3" style:list-style-name="L5">
      <style:text-properties fo:font-weight="normal" officeooo:rsid="0085e36d" officeooo:paragraph-rsid="0085e36d" style:font-weight-asian="normal" style:font-weight-complex="normal"/>
    </style:style>
    <style:style style:name="P61" style:family="paragraph" style:parent-style-name="Heading_20_3" style:list-style-name="L5">
      <style:text-properties fo:font-weight="normal" officeooo:rsid="00b2eed2" officeooo:paragraph-rsid="00b2eed2" style:font-weight-asian="normal" style:font-weight-complex="normal"/>
    </style:style>
    <style:style style:name="P62" style:family="paragraph" style:parent-style-name="Preformatted_20_Text" style:list-style-name="L5">
      <style:text-properties officeooo:paragraph-rsid="00564fdc"/>
    </style:style>
    <style:style style:name="P63" style:family="paragraph" style:parent-style-name="Preformatted_20_Text" style:list-style-name="L5">
      <style:text-properties officeooo:paragraph-rsid="005e4b44"/>
    </style:style>
    <style:style style:name="P64" style:family="paragraph" style:parent-style-name="Preformatted_20_Text" style:list-style-name="L5">
      <style:text-properties fo:font-weight="bold" officeooo:rsid="003715a0" officeooo:paragraph-rsid="0039cf0e" style:font-weight-asian="bold" style:font-weight-complex="bold"/>
    </style:style>
    <style:style style:name="P65" style:family="paragraph" style:parent-style-name="Preformatted_20_Text" style:list-style-name="L5">
      <style:text-properties fo:font-weight="bold" officeooo:rsid="003c72cf" officeooo:paragraph-rsid="003c72cf" style:font-weight-asian="bold" style:font-weight-complex="bold"/>
    </style:style>
    <style:style style:name="P66" style:family="paragraph" style:parent-style-name="Preformatted_20_Text" style:list-style-name="L5">
      <style:text-properties fo:font-weight="bold" officeooo:paragraph-rsid="0046f907" style:font-weight-asian="bold" style:font-weight-complex="bold"/>
    </style:style>
    <style:style style:name="P67" style:family="paragraph" style:parent-style-name="Preformatted_20_Text" style:list-style-name="L5">
      <style:text-properties fo:font-weight="bold" officeooo:paragraph-rsid="00664c5b" style:font-weight-asian="bold" style:font-weight-complex="bold"/>
    </style:style>
    <style:style style:name="P68" style:family="paragraph" style:parent-style-name="Preformatted_20_Text" style:list-style-name="L5">
      <style:text-properties fo:font-weight="bold" officeooo:paragraph-rsid="0069e2ca" style:font-weight-asian="bold" style:font-weight-complex="bold"/>
    </style:style>
    <style:style style:name="P69" style:family="paragraph" style:parent-style-name="Preformatted_20_Text" style:list-style-name="L5">
      <style:text-properties fo:font-weight="bold" officeooo:rsid="0071ac65" officeooo:paragraph-rsid="0071ac65" style:font-weight-asian="bold" style:font-weight-complex="bold"/>
    </style:style>
    <style:style style:name="P70" style:family="paragraph" style:parent-style-name="Preformatted_20_Text" style:list-style-name="L5">
      <style:text-properties fo:font-weight="bold" officeooo:rsid="0076cdbc" officeooo:paragraph-rsid="0076cdbc" style:font-weight-asian="bold" style:font-weight-complex="bold"/>
    </style:style>
    <style:style style:name="P71" style:family="paragraph" style:parent-style-name="Preformatted_20_Text" style:list-style-name="L5">
      <style:text-properties fo:font-weight="bold" officeooo:rsid="0085e36d" officeooo:paragraph-rsid="0085e36d" style:font-weight-asian="bold" style:font-weight-complex="bold"/>
    </style:style>
    <style:style style:name="P72" style:family="paragraph" style:parent-style-name="Preformatted_20_Text" style:list-style-name="L5">
      <style:text-properties fo:font-weight="bold" officeooo:rsid="00a684fb" officeooo:paragraph-rsid="00a684fb" style:font-weight-asian="bold" style:font-weight-complex="bold"/>
    </style:style>
    <style:style style:name="P73" style:family="paragraph" style:parent-style-name="Preformatted_20_Text" style:list-style-name="L5">
      <style:text-properties fo:font-weight="bold" officeooo:rsid="00b2eed2" officeooo:paragraph-rsid="00b2eed2" style:font-weight-asian="bold" style:font-weight-complex="bold"/>
    </style:style>
    <style:style style:name="P74" style:family="paragraph" style:parent-style-name="Preformatted_20_Text" style:list-style-name="L5">
      <style:text-properties fo:font-weight="normal" officeooo:rsid="003c72cf" officeooo:paragraph-rsid="003c72cf" style:font-weight-asian="normal" style:font-weight-complex="normal"/>
    </style:style>
    <style:style style:name="P75" style:family="paragraph" style:parent-style-name="Preformatted_20_Text" style:list-style-name="L5">
      <style:text-properties fo:font-weight="normal" officeooo:paragraph-rsid="0046f907" style:font-weight-asian="normal" style:font-weight-complex="normal"/>
    </style:style>
    <style:style style:name="P76" style:family="paragraph" style:parent-style-name="Heading_20_4" style:list-style-name="L5">
      <style:text-properties officeooo:paragraph-rsid="00564fdc"/>
    </style:style>
    <style:style style:name="P77" style:family="paragraph" style:parent-style-name="Heading_20_4" style:list-style-name="L5">
      <style:text-properties fo:color="#0000ff" fo:font-weight="bold" officeooo:paragraph-rsid="0046f907" style:font-weight-asian="bold" style:font-weight-complex="bold"/>
    </style:style>
    <style:style style:name="P78" style:family="paragraph" style:parent-style-name="Heading_20_4" style:list-style-name="L5">
      <style:text-properties fo:color="#0000ff" fo:font-weight="bold" officeooo:rsid="0078abe5" officeooo:paragraph-rsid="0078abe5" style:font-weight-asian="bold" style:font-weight-complex="bold"/>
    </style:style>
    <style:style style:name="P79" style:family="paragraph" style:parent-style-name="Heading_20_4" style:list-style-name="L5">
      <style:text-properties fo:color="#0000ff" fo:font-weight="bold" officeooo:rsid="0085e36d" officeooo:paragraph-rsid="0085e36d" style:font-weight-asian="bold" style:font-weight-complex="bold"/>
    </style:style>
    <style:style style:name="P80" style:family="paragraph" style:parent-style-name="Heading_20_4" style:list-style-name="L5">
      <style:text-properties fo:font-weight="bold" officeooo:rsid="0078abe5" officeooo:paragraph-rsid="0078abe5" style:font-weight-asian="bold" style:font-weight-complex="bold"/>
    </style:style>
    <style:style style:name="T1" style:family="text">
      <style:text-properties officeooo:rsid="00230eca"/>
    </style:style>
    <style:style style:name="T2" style:family="text">
      <style:text-properties fo:font-weight="bold" style:font-weight-asian="bold" style:font-weight-complex="bold"/>
    </style:style>
    <style:style style:name="T3" style:family="text">
      <style:text-properties fo:font-weight="bold" officeooo:rsid="003c72cf" style:font-weight-asian="bold" style:font-weight-complex="bold"/>
    </style:style>
    <style:style style:name="T4" style:family="text">
      <style:text-properties fo:font-weight="bold" officeooo:rsid="00564fdc" style:font-weight-asian="bold" style:font-weight-complex="bold"/>
    </style:style>
    <style:style style:name="T5" style:family="text">
      <style:text-properties fo:font-weight="bold" officeooo:rsid="005d8c56" style:font-weight-asian="bold" style:font-weight-complex="bold"/>
    </style:style>
    <style:style style:name="T6" style:family="text">
      <style:text-properties fo:font-weight="bold" officeooo:rsid="005f9712" style:font-weight-asian="bold" style:font-weight-complex="bold"/>
    </style:style>
    <style:style style:name="T7" style:family="text">
      <style:text-properties fo:font-weight="bold" officeooo:rsid="00664c5b" style:font-weight-asian="bold" style:font-weight-complex="bold"/>
    </style:style>
    <style:style style:name="T8" style:family="text">
      <style:text-properties fo:font-weight="bold" officeooo:rsid="0076cdbc" style:font-weight-asian="bold" style:font-weight-complex="bold"/>
    </style:style>
    <style:style style:name="T9" style:family="text">
      <style:text-properties fo:font-weight="bold" officeooo:rsid="0085e36d" style:font-weight-asian="bold" style:font-weight-complex="bold"/>
    </style:style>
    <style:style style:name="T10" style:family="text">
      <style:text-properties fo:font-weight="bold" officeooo:rsid="00b2eed2" style:font-weight-asian="bold" style:font-weight-complex="bold"/>
    </style:style>
    <style:style style:name="T11" style:family="text">
      <style:text-properties fo:font-weight="bold" officeooo:rsid="00c2287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39cf0e" style:font-weight-asian="normal" style:font-weight-complex="normal"/>
    </style:style>
    <style:style style:name="T14" style:family="text">
      <style:text-properties fo:font-weight="normal" officeooo:rsid="003c72cf" style:font-weight-asian="normal" style:font-weight-complex="normal"/>
    </style:style>
    <style:style style:name="T15" style:family="text">
      <style:text-properties fo:font-weight="normal" officeooo:rsid="0046f907" style:font-weight-asian="normal" style:font-weight-complex="normal"/>
    </style:style>
    <style:style style:name="T16" style:family="text">
      <style:text-properties fo:font-weight="normal" officeooo:rsid="00564fdc" style:font-weight-asian="normal" style:font-weight-complex="normal"/>
    </style:style>
    <style:style style:name="T17" style:family="text">
      <style:text-properties fo:font-weight="normal" officeooo:rsid="005e4b44" style:font-weight-asian="normal" style:font-weight-complex="normal"/>
    </style:style>
    <style:style style:name="T18" style:family="text">
      <style:text-properties fo:font-weight="normal" officeooo:rsid="005f9712" style:font-weight-asian="normal" style:font-weight-complex="normal"/>
    </style:style>
    <style:style style:name="T19" style:family="text">
      <style:text-properties fo:font-weight="normal" officeooo:rsid="0061af97" style:font-weight-asian="normal" style:font-weight-complex="normal"/>
    </style:style>
    <style:style style:name="T20" style:family="text">
      <style:text-properties fo:font-weight="normal" officeooo:rsid="0069e2ca" style:font-weight-asian="normal" style:font-weight-complex="normal"/>
    </style:style>
    <style:style style:name="T21" style:family="text">
      <style:text-properties fo:font-weight="normal" officeooo:rsid="008361e9" style:font-weight-asian="normal" style:font-weight-complex="normal"/>
    </style:style>
    <style:style style:name="T22" style:family="text">
      <style:text-properties officeooo:rsid="0041bfee"/>
    </style:style>
    <style:style style:name="T23" style:family="text">
      <style:text-properties fo:color="#0000ff"/>
    </style:style>
    <style:style style:name="T24" style:family="text">
      <style:text-properties officeooo:rsid="0070559a"/>
    </style:style>
    <style:style style:name="T25" style:family="text">
      <style:text-properties officeooo:rsid="0071ac65"/>
    </style:style>
    <style:style style:name="T26" style:family="text">
      <style:text-properties officeooo:rsid="00b2eed2"/>
    </style:style>
    <style:style style:name="T27" style:family="text">
      <style:text-properties officeooo:rsid="00b489fc"/>
    </style:style>
    <style:style style:name="T28" style:family="text">
      <style:text-properties officeooo:rsid="00c228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text:a xlink:type="simple" xlink:href="https://git-scm.com/book/en/v2/Distributed-Git-Distributed-Workflows">Distributed Git</text:a></text:h>
      <text:list xml:id="list6154861847105518522" text:style-name="L1">
        <text:list-item>
          <text:list>
            <text:list-header>
              <text:h text:style-name="P51" text:outline-level="2">Distributed Workflows</text:h>
            </text:list-header>
          </text:list>
        </text:list-item>
        <text:list-item>
          <text:p text:style-name="P5">In centralized systems, every developer is a node working more or less equally on a central hub.</text:p>
        </text:list-item>
        <text:list-item>
          <text:p text:style-name="P5">In Git, however, every developer is potentially both a node and a hub – that is, every developer can both contribute code to other repositories and maintain a public repository on which others can base their work and which they can contribute to.</text:p>
        </text:list-item>
        <text:list-item>
          <text:p text:style-name="P5"><text:span text:style-name="T1">A</text:span>dvantage of this flexibility</text:p>
          <text:list>
            <text:list-item>
              <text:list>
                <text:list-item>
                  <text:h text:style-name="P52" text:outline-level="3"><text:bookmark text:name="Centralized-Workflow"/><text:a xlink:type="simple" xlink:href="https://git-scm.com/book/en/v2/Distributed-Git-Distributed-Workflows#Centralized-Workflow">Centralized Workflow</text:a></text:h>
                </text:list-item>
              </text:list>
            </text:list-item>
          </text:list>
        </text:list-item>
        <text:list-item>
          <text:p text:style-name="P5">One central hub, or repository, can accept code, and everyone synchronizes their work to it. A number of developers are nodes – consumers of that hub – and synchronize to that one place.</text:p>
        </text:list-item>
        <text:list-item>
          <text:p text:style-name="P5">This means that if two developers clone from the hub and both make changes, the first developer to push their changes back up can do so with no problems. The second developer must merge in the first one’s work before pushing changes up, so as not to overwrite the first developer’s changes. <text:span text:style-name="T2">This concept is as true in Git as it is in Subversion</text:span><text:bookmark text:name="id-9kUls3cnSjcE"/><text:span text:style-name="T2"> (or any CVCS),</text:span> and this model works perfectly well in Git.</text:p>
        </text:list-item>
        <text:list-item>
          <text:p text:style-name="P5">Simply set up a single repository, and give everyone on your team push access;</text:p>
        </text:list-item>
        <text:list-item>
          <text:p text:style-name="P5">This is also not limited to small teams. With Git’s branching model, it’s possible for hundreds of developers to successfully work on a single project through dozens of branches simultaneously.</text:p>
          <text:list>
            <text:list-item>
              <text:list>
                <text:list-item>
                  <text:h text:style-name="P52" text:outline-level="3"><text:bookmark text:name="Integration-Manager-Workflow"/><text:a xlink:type="simple" xlink:href="https://git-scm.com/book/en/v2/Distributed-Git-Distributed-Workflows#Integration-Manager-Workflow">Integration-Manager Workflow</text:a></text:h>
                </text:list-item>
              </text:list>
            </text:list-item>
          </text:list>
        </text:list-item>
        <text:list-item>
          <text:p text:style-name="P5">you can send a request to the maintainer of the main project to pull in your changes. The maintainer can then add your repository as a remote, test your changes locally, merge them into their branch, and push back to their repository. The process works as follows </text:p>
        </text:list-item>
      </text:list>
      <text:list xml:id="list1258111410599648190" text:style-name="L2">
        <text:list-item>
          <text:list>
            <text:list-item>
              <text:p text:style-name="P6">The project maintainer pushes to their public repository.</text:p>
            </text:list-item>
            <text:list-item>
              <text:p text:style-name="P6">A contributor clones that repository and makes changes.</text:p>
            </text:list-item>
            <text:list-item>
              <text:p text:style-name="P7">The contributor pushes to their own public copy.</text:p>
            </text:list-item>
            <text:list-item>
              <text:p text:style-name="P7">The contributor sends the maintainer an email asking them to pull changes.</text:p>
            </text:list-item>
            <text:list-item>
              <text:p text:style-name="P7">The maintainer adds the contributor’s repo as a remote and merges locally.</text:p>
            </text:list-item>
            <text:list-item>
              <text:p text:style-name="P7">The maintainer pushes merged changes to the main repository.</text:p>
            </text:list-item>
          </text:list>
        </text:list-item>
      </text:list>
      <text:list xml:id="list6843856257570777188" text:style-name="L3">
        <text:list-item>
          <text:list>
            <text:list-item>
              <text:list>
                <text:list-item>
                  <text:h text:style-name="P53" text:outline-level="3"><text:bookmark text:name="Dictator-and-Lieutenants-Workflow"/><text:a xlink:type="simple" xlink:href="https://git-scm.com/book/en/v2/Distributed-Git-Distributed-Workflows#Dictator-and-Lieutenants-Workflow">Dictator and Lieutenants Workflow</text:a></text:h>
                </text:list-item>
              </text:list>
            </text:list-item>
          </text:list>
        </text:list-item>
        <text:list-item>
          <text:p text:style-name="P8">This is a variant of a multiple-repository workflow. It’s generally used by huge projects with hundreds of collaborators; one famous example is the Linux kernel.</text:p>
        </text:list-item>
        <text:list-item>
          <text:p text:style-name="P9">Various integration managers are in charge of certain parts of the repository; they’re called lieutenants.</text:p>
        </text:list-item>
        <text:list-item>
          <text:p text:style-name="P19">All the lieutenants have one integration manager known as the benevolent dictator. The benevolent dictator’s repository serves as the reference repository from which all the collaborators need to pull. </text:p>
        </text:list-item>
        <text:list-item>
          <text:p text:style-name="P19"><text:soft-page-break/>The process works like this</text:p>
        </text:list-item>
      </text:list>
      <text:list xml:id="list3494048965963537220" text:style-name="L4">
        <text:list-item>
          <text:list>
            <text:list-item>
              <text:p text:style-name="P34"><text:span text:style-name="T12">Regular developers work on their topic branch and rebase their work on top of </text:span><text:span text:style-name="Source_20_Text"><text:span text:style-name="T12">master</text:span></text:span><text:span text:style-name="T12">. The </text:span><text:span text:style-name="Source_20_Text"><text:span text:style-name="T12">master</text:span></text:span><text:span text:style-name="T12"> branch is that of the dictator.</text:span></text:p>
            </text:list-item>
            <text:list-item>
              <text:p text:style-name="P34">Lieutenants merge the developers’ topic branches into their <text:span text:style-name="Source_20_Text">master</text:span> branch.</text:p>
            </text:list-item>
            <text:list-item>
              <text:p text:style-name="P34">The dictator merges the lieutenants’ <text:span text:style-name="Source_20_Text">master</text:span> branches into the dictator’s <text:span text:style-name="Source_20_Text">master</text:span> branch.</text:p>
            </text:list-item>
            <text:list-item>
              <text:p text:style-name="P34">The dictator pushes their <text:span text:style-name="Source_20_Text">master</text:span> to the reference repository so the other developers can rebase on it.</text:p>
            </text:list-item>
          </text:list>
        </text:list-item>
      </text:list>
      <text:list xml:id="list1065105763311390721" text:style-name="L5">
        <text:list-header>
          <text:h text:style-name="P49" text:outline-level="1">Distributed Git - Contributing to a Project</text:h>
          <text:list>
            <text:list-item>
              <text:list>
                <text:list-item>
                  <text:h text:style-name="P54" text:outline-level="3"><text:bookmark text:name="Commit-Guidelines"/><text:a xlink:type="simple" xlink:href="https://git-scm.com/book/en/v2/Distributed-Git-Contributing-to-a-Project#Commit-Guidelines">Commit Guidelines</text:a></text:h>
                </text:list-item>
              </text:list>
            </text:list-item>
          </text:list>
        </text:list-header>
        <text:list-item>
          <text:p text:style-name="P20">Check whitespace error before commiting: </text:p>
          <text:list>
            <text:list-item>
              <text:p text:style-name="P10"><text:span text:style-name="Source_20_Text">git diff –check</text:span></text:p>
            </text:list-item>
          </text:list>
        </text:list-item>
        <text:list-item>
          <text:p text:style-name="P20">If some of the changes modify the same file, try to use</text:p>
          <text:list>
            <text:list-item>
              <text:p text:style-name="P10"><text:span text:style-name="Source_20_Text">git add –patch</text:span></text:p>
            </text:list-item>
          </text:list>
        </text:list-item>
        <text:list-item>
          <text:p text:style-name="P11"><text:span text:style-name="Source_20_Text"><text:span text:style-name="T13">Commit message no more than 50 character</text:span></text:span></text:p>
        </text:list-item>
        <text:list-item>
          <text:p text:style-name="P21">When your branch work is finished and you’re ready to contribute it back to the maintainers, go to the original project page and click the “Fork” button, creating your own writable fork of the project. You then need to add in this new repository URL as a second remote, in this case named <text:span text:style-name="Source_20_Text">myfork</text:span>:</text:p>
          <text:list>
            <text:list-item>
              <text:p text:style-name="P64"><text:span text:style-name="Source_20_Text">$</text:span> git remote add myfork <text:span text:style-name="Source_20_Text">(</text:span>url<text:span text:style-name="Source_20_Text">)</text:span></text:p>
            </text:list-item>
          </text:list>
        </text:list-item>
        <text:list-item>
          <text:p text:style-name="P21">The <text:span text:style-name="Source_20_Text">request-pull</text:span> command takes the base branch into which you want your topic branch pulled and the Git repository URL you want them to pull from, and outputs a summary of all the changes you’re asking to be pulled in.</text:p>
          <text:list>
            <text:list-item>
              <text:p text:style-name="P36"><text:span text:style-name="T3">Ex. </text:span><text:span text:style-name="Source_20_Text"><text:span text:style-name="T2">$</text:span></text:span><text:span text:style-name="T2"> git request-pull origin/master myfork</text:span></text:p>
            </text:list-item>
            <text:list-item>
              <text:p text:style-name="P22">The output can be sent to the maintainer – it tells them where the work was branched from, summarizes the commits, and tells where to pull this work from.</text:p>
            </text:list-item>
          </text:list>
        </text:list-item>
        <text:list-item>
          <text:p text:style-name="P36"><text:span text:style-name="T14"><text:s/></text:span><text:span text:style-name="T2">git merge --squash featureB</text:span></text:p>
          <text:list>
            <text:list-item>
              <text:p text:style-name="P22">The <text:span text:style-name="Source_20_Text">--squash</text:span> option takes all the work on the merged branch and squashes it into one changeset producing the repository state as if a real merge happened, without actually making a merge commit. </text:p>
            </text:list-item>
          </text:list>
        </text:list-item>
        <text:list-item>
          <text:p text:style-name="P22"><text:span text:style-name="Source_20_Text"><text:span text:style-name="T2">--no-commit</text:span></text:span> option can be useful to delay the merge commit in case of the default merge process.</text:p>
          <text:p text:style-name="P22"/>
        </text:list-item>
        <text:list-item>
          <text:p text:style-name="P22"><text:soft-page-break/><text:span text:style-name="T22">U</text:span>se <text:span text:style-name="Source_20_Text"><text:span text:style-name="T2">git format-patch</text:span></text:span><text:span text:style-name="T2"> </text:span>to generate the mbox-formatted files that you can email to the list – it turns each commit into an email message with the first line of the commit message as the subject and the rest of the message plus the patch that the commit introduces as the body.</text:p>
          <text:list>
            <text:list-item>
              <text:p text:style-name="P65"><text:span text:style-name="Source_20_Text">$</text:span> git format-patch -M origin/master</text:p>
            </text:list-item>
            <text:list-item>
              <text:p text:style-name="P22">The <text:span text:style-name="Source_20_Text">-M</text:span> switch tells Git to look for renames.</text:p>
            </text:list-item>
          </text:list>
        </text:list-item>
        <text:list-item>
          <text:p text:style-name="P22">You can also edit these patch files to add more information for the email list that you don’t want to show up in the commit message. If you add text between the <text:span text:style-name="Source_20_Text"><text:span text:style-name="T2">---</text:span></text:span><text:span text:style-name="T2"> </text:span>line and the beginning of the patch (the <text:span text:style-name="Source_20_Text"><text:span text:style-name="T2">diff --git</text:span></text:span><text:span text:style-name="T2"> </text:span>line), then developers can read it; but applying the patch excludes it.</text:p>
        </text:list-item>
        <text:list-item>
          <text:p text:style-name="P22">Git provides a tool to help you send properly formatted patches via IMAP</text:p>
        </text:list-item>
        <text:list-item>
          <text:p text:style-name="P22">First, you need to set up the imap section in your <text:span text:style-name="Source_20_Text">~/.gitconfig</text:span> file.</text:p>
          <text:list>
            <text:list-item>
              <text:list>
                <text:list-header>
                  <text:p text:style-name="P74"><text:span text:style-name="Source_20_Text"><text:span text:style-name="T2">[imap]</text:span></text:span></text:p>
                </text:list-header>
              </text:list>
            </text:list-item>
          </text:list>
        </text:list-item>
      </text:list>
      <text:p text:style-name="Preformatted_20_Text"><text:span text:style-name="T2"><text:s text:c="2"/><text:tab/><text:tab/></text:span><text:span text:style-name="Source_20_Text"><text:span text:style-name="T2">folder</text:span></text:span><text:span text:style-name="T2"> </text:span><text:span text:style-name="Source_20_Text"><text:span text:style-name="T2">=</text:span></text:span><text:span text:style-name="T2"> </text:span><text:span text:style-name="Source_20_Text"><text:span text:style-name="T2">"[Gmail]/Drafts"</text:span></text:span></text:p>
      <text:p text:style-name="Preformatted_20_Text"><text:span text:style-name="Source_20_Text"><text:span text:style-name="T2"><text:s text:c="2"/><text:tab/><text:tab/>host = imaps://imap.gmail.com</text:span></text:span></text:p>
      <text:p text:style-name="Preformatted_20_Text"><text:span text:style-name="Source_20_Text"><text:span text:style-name="T2"><text:s text:c="2"/><text:tab/><text:tab/>user = user@gmail.com</text:span></text:span></text:p>
      <text:p text:style-name="Preformatted_20_Text"><text:span text:style-name="Source_20_Text"><text:span text:style-name="T2"><text:s text:c="2"/><text:tab/><text:tab/>pass = p4ssw0rd</text:span></text:span></text:p>
      <text:p text:style-name="Preformatted_20_Text"><text:span text:style-name="Source_20_Text"><text:span text:style-name="T12"><text:s text:c="2"/><text:tab/><text:tab/>port = 993</text:span></text:span></text:p>
      <text:p text:style-name="P3"><text:span text:style-name="Source_20_Text"><text:span text:style-name="T12"><text:s text:c="2"/><text:tab/><text:tab/>sslverify = false</text:span></text:span></text:p>
      <text:list xml:id="list114116067146234" text:continue-numbering="true" text:style-name="L5">
        <text:list-item>
          <text:list>
            <text:list-item>
              <text:p text:style-name="P37"><text:span text:style-name="T15">or </text:span>You can set each value separately with a series of <text:span text:style-name="Source_20_Text">git config</text:span> commands</text:p>
            </text:list-item>
          </text:list>
        </text:list-item>
        <text:list-item>
          <text:p text:style-name="P37">If your IMAP server doesn’t use SSL, the last two lines probably aren’t necessary, and the host value will be <text:span text:style-name="Source_20_Text">imap://</text:span> instead of <text:span text:style-name="Source_20_Text">imaps://</text:span>. </text:p>
        </text:list-item>
        <text:list-item>
          <text:p text:style-name="P37">When that is set up, you can use <text:span text:style-name="Source_20_Text">git imap-send</text:span> to place the patch series in the Drafts folder of the specified IMAP server:</text:p>
          <text:list>
            <text:list-item>
              <text:p text:style-name="P66"><text:span text:style-name="Source_20_Text">$</text:span> cat *.patch <text:span text:style-name="Source_20_Text">|</text:span>git imap-send</text:p>
            </text:list-item>
          </text:list>
        </text:list-item>
        <text:list-item>
          <text:p text:style-name="P23">You can also send the patches through an SMTP server. As before, you can set each value separately with a series of <text:span text:style-name="Source_20_Text">git config</text:span> commands, or you can add them manually in the sendemail section in your <text:span text:style-name="Source_20_Text">~/.gitconfig</text:span> file:</text:p>
          <text:list>
            <text:list-item>
              <text:list>
                <text:list-header>
                  <text:p text:style-name="P75"><text:span text:style-name="Source_20_Text"><text:span text:style-name="T2">[sendemail]</text:span></text:span></text:p>
                </text:list-header>
              </text:list>
            </text:list-item>
          </text:list>
        </text:list-item>
      </text:list>
      <text:p text:style-name="Preformatted_20_Text"><text:span text:style-name="T2"><text:s text:c="2"/><text:tab/><text:tab/></text:span><text:span text:style-name="Source_20_Text"><text:span text:style-name="T2">smtpencryption</text:span></text:span><text:span text:style-name="T2"> </text:span><text:span text:style-name="Source_20_Text"><text:span text:style-name="T2">=</text:span></text:span><text:span text:style-name="T2"> </text:span><text:span text:style-name="Source_20_Text"><text:span text:style-name="T2">tls</text:span></text:span></text:p>
      <text:p text:style-name="Preformatted_20_Text"><text:span text:style-name="Source_20_Text"><text:span text:style-name="T2"><text:s text:c="2"/><text:tab/><text:tab/>smtpserver = smtp.gmail.com</text:span></text:span></text:p>
      <text:p text:style-name="Preformatted_20_Text"><text:span text:style-name="Source_20_Text"><text:span text:style-name="T2"><text:s text:c="2"/><text:tab/><text:tab/>smtpuser = user@gmail.com</text:span></text:span></text:p>
      <text:p text:style-name="P3"><text:span text:style-name="Source_20_Text"><text:span text:style-name="T2"><text:s text:c="2"/><text:tab/><text:tab/>smtpserverport = 587</text:span></text:span></text:p>
      <text:list xml:id="list114115747176062" text:continue-numbering="true" text:style-name="L5">
        <text:list-item>
          <text:p text:style-name="P23">After this is done, you can use <text:span text:style-name="Source_20_Text">git send-email</text:span> to send your patches:</text:p>
          <text:list>
            <text:list-item>
              <text:p text:style-name="P66"><text:span text:style-name="Source_20_Text">$</text:span> git send-email *.patch</text:p>
            </text:list-item>
          </text:list>
        </text:list-item>
      </text:list>
      <text:h text:style-name="P4" text:outline-level="1"/>
      <text:p text:style-name="P1"/>
      <text:list xml:id="list114115836872280" text:continue-numbering="true" text:style-name="L5">
        <text:list-header>
          <text:h text:style-name="P50" text:outline-level="1"><text:soft-page-break/>Distributed Git - Maintaining a Project</text:h>
          <text:list>
            <text:list-item>
              <text:list>
                <text:list-item>
                  <text:h text:style-name="P55" text:outline-level="3"><text:bookmark text:name="Applying-Patches-from-Email"/><text:a xlink:type="simple" xlink:href="https://git-scm.com/book/en/v2/Distributed-Git-Maintaining-a-Project#Applying-Patches-from-Email">Applying Patches from Email</text:a></text:h>
                </text:list-item>
              </text:list>
            </text:list-item>
          </text:list>
        </text:list-header>
        <text:list-item>
          <text:p text:style-name="P12"><text:span text:style-name="T12">There are two ways to apply an emailed patch: with </text:span><text:span text:style-name="Source_20_Text">git apply</text:span> <text:span text:style-name="T12">or with </text:span><text:span text:style-name="Source_20_Text">git am</text:span><text:span text:style-name="T12">.</text:span></text:p>
          <text:list>
            <text:list-item>
              <text:list>
                <text:list-item>
                  <text:h text:style-name="P77" text:outline-level="4">Applying a Patch with apply</text:h>
                </text:list-item>
              </text:list>
            </text:list-item>
          </text:list>
        </text:list-item>
        <text:list-item>
          <text:p text:style-name="P38"><text:span text:style-name="T16">Patch generated </text:span>with the <text:span text:style-name="Source_20_Text">git diff</text:span><text:span text:style-name="Source_20_Text"><text:span text:style-name="T16"> command then you can apply it with the </text:span></text:span><text:span text:style-name="Source_20_Text"><text:span text:style-name="T4">git apply </text:span></text:span><text:span text:style-name="Source_20_Text"><text:span text:style-name="T16">command.</text:span></text:span></text:p>
        </text:list-item>
        <text:list-item>
          <text:p text:style-name="P38"><text:span text:style-name="Source_20_Text"><text:span text:style-name="T2">git apply</text:span></text:span> is an “apply all or abort all” model where either everything is applied or nothing is, whereas <text:span text:style-name="Source_20_Text"><text:span text:style-name="T2">patch</text:span></text:span><text:span text:style-name="T2"> </text:span>can partially apply patchfiles, leaving your working directory in a weird state<text:span text:style-name="Source_20_Text"><text:span text:style-name="T16">.</text:span></text:span></text:p>
        </text:list-item>
        <text:list-item>
          <text:p text:style-name="P38">You can also use git apply to see if a patch applies cleanly before you try actually applying it – you can run <text:span text:style-name="Source_20_Text"><text:span text:style-name="T2">git apply --check</text:span></text:span> with the patch:</text:p>
          <text:list>
            <text:list-item>
              <text:p text:style-name="P62"><text:span text:style-name="Source_20_Text"><text:span text:style-name="T2">$</text:span></text:span><text:span text:style-name="T2"> git apply --check 0001-seeing-if-this-helps-the-gem.patch</text:span></text:p>
              <text:list>
                <text:list-item>
                  <text:h text:style-name="P76" text:outline-level="4"><text:span text:style-name="T23">Applying a Patch with </text:span><text:span text:style-name="Source_20_Text"><text:span text:style-name="T23">am</text:span></text:span></text:h>
                </text:list-item>
              </text:list>
            </text:list-item>
          </text:list>
        </text:list-item>
        <text:list-item>
          <text:p text:style-name="P38">If the contributor is a Git user and was good enough to use the <text:span text:style-name="Source_20_Text"><text:span text:style-name="T2">format-patch</text:span></text:span><text:span text:style-name="T2"> </text:span>command to generate their patch, then your job is easier because the patch contains author information and a commit message for you.</text:p>
        </text:list-item>
        <text:list-item>
          <text:p text:style-name="P38"><text:span text:style-name="T2">To apply a patch generated by </text:span><text:span text:style-name="Source_20_Text"><text:span text:style-name="T2">format-patch</text:span></text:span><text:span text:style-name="T2">, you use </text:span><text:span text:style-name="Source_20_Text"><text:span text:style-name="T2">git am</text:span></text:span><text:span text:style-name="T2">.</text:span></text:p>
          <text:list>
            <text:list-item>
              <text:p text:style-name="P38">Technically, <text:span text:style-name="Source_20_Text">git am</text:span> is built to read an mbox file, which is a simple, plain-text format for storing one or more email messages in one text file.</text:p>
            </text:list-item>
          </text:list>
        </text:list-item>
        <text:list-item>
          <text:p text:style-name="P39"><text:span text:style-name="Source_20_Text"><text:span text:style-name="T5">Ex. </text:span></text:span><text:span text:style-name="Source_20_Text"><text:span text:style-name="T2">$</text:span></text:span><text:span text:style-name="T2"> git am 0001-limit-log-function.patch</text:span></text:p>
        </text:list-item>
        <text:list-item>
          <text:p text:style-name="P40"><text:span text:style-name="Source_20_Text"><text:span text:style-name="T17">Check after applied the patch file</text:span></text:span></text:p>
          <text:list>
            <text:list-item>
              <text:p text:style-name="P63"><text:span text:style-name="Source_20_Text"><text:span text:style-name="T2">$</text:span></text:span><text:span text:style-name="T2"> git log --pretty</text:span><text:span text:style-name="Source_20_Text"><text:span text:style-name="T2">=</text:span></text:span><text:span text:style-name="T2">fuller -1</text:span></text:p>
            </text:list-item>
          </text:list>
        </text:list-item>
        <text:list-item>
          <text:p text:style-name="P41"><text:span text:style-name="Source_20_Text"><text:span text:style-name="T18">If in case one patch depends onto the other and you have applied patch and it may failed.</text:span></text:span></text:p>
          <text:list>
            <text:list-item>
              <text:p text:style-name="P41"><text:span text:style-name="Source_20_Text"><text:span text:style-name="T18">For that you have to fix conflict files or rebase or merge operation perform then apply </text:span></text:span><text:span text:style-name="Source_20_Text"><text:span text:style-name="T19">next patch by using below mention command:</text:span></text:span></text:p>
              <text:list>
                <text:list-item>
                  <text:p text:style-name="P41"><text:span text:style-name="Source_20_Text"><text:span text:style-name="T6">git am –resolved</text:span></text:span></text:p>
                </text:list-item>
              </text:list>
            </text:list-item>
          </text:list>
        </text:list-item>
        <text:list-item>
          <text:p text:style-name="P41">If you want Git to try a bit more intelligently to resolve the conflict, you can pass a <text:span text:style-name="Source_20_Text">-3</text:span> option to it, which makes Git attempt a three-way merge.</text:p>
          <text:list>
            <text:list-item>
              <text:p text:style-name="P41"><text:span text:style-name="Source_20_Text">-3</text:span> option is generally much smarter about applying a conflicting patch:</text:p>
              <text:list>
                <text:list-item>
                  <text:p text:style-name="P42"><text:span text:style-name="Source_20_Text"><text:span text:style-name="T7">Ex.</text:span></text:span><text:span text:style-name="Source_20_Text"><text:span text:style-name="T2">$</text:span></text:span><text:span text:style-name="T2"> git am -3 0001-seeing-if-this-helps-the-gem.patch</text:span></text:p>
                  <text:p text:style-name="P42"><text:span text:style-name="T2"/></text:p>
                </text:list-item>
              </text:list>
            </text:list-item>
          </text:list>
        </text:list-item>
        <text:list-item>
          <text:p text:style-name="P42"><text:soft-page-break/>If you’re applying a number of patches from an mbox, you can also run the <text:span text:style-name="Source_20_Text">am</text:span> command in interactive mode, which stops at each patch it finds and asks if you want to apply it:</text:p>
          <text:list>
            <text:list-item>
              <text:p text:style-name="P67"><text:span text:style-name="Source_20_Text">$</text:span> git am -3 -i mbox</text:p>
              <text:p text:style-name="P67"/>
              <text:list>
                <text:list-item>
                  <text:h text:style-name="P56" text:outline-level="3"><text:bookmark text:name="Checking-Out-Remote-Branches"/><text:a xlink:type="simple" xlink:href="https://git-scm.com/book/en/v2/Distributed-Git-Maintaining-a-Project#Checking-Out-Remote-Branches">Checking Out Remote Branches</text:a></text:h>
                </text:list-item>
              </text:list>
            </text:list-item>
          </text:list>
        </text:list-item>
        <text:list-item>
          <text:p text:style-name="P25">Fetching remote branch and merge then testing </text:p>
        </text:list-item>
        <text:list-item>
          <text:p text:style-name="P43"><text:span text:style-name="T20">For instance,</text:span>if Jessica sends you an email saying that she has a great new feature in the <text:span text:style-name="Source_20_Text">ruby-client</text:span> branch of her repository, you can test it by adding the remote and checking out that branch locally:</text:p>
          <text:list>
            <text:list-item>
              <text:p text:style-name="P68"><text:span text:style-name="Source_20_Text">$</text:span> git remote add jessica git://github.com/jessica/myproject.git</text:p>
            </text:list-item>
            <text:list-item>
              <text:p text:style-name="P68"><text:span text:style-name="Source_20_Text">$</text:span> git fetch jessica</text:p>
            </text:list-item>
            <text:list-item>
              <text:p text:style-name="P68"><text:span text:style-name="Source_20_Text">$</text:span> git checkout -b rubyclient jessica/ruby-client</text:p>
            </text:list-item>
          </text:list>
        </text:list-item>
        <text:list-item>
          <text:p text:style-name="P24">If you aren’t working with a person consistently but still want to pull from them in this way, you can provide the URL of the remote repository to the <text:span text:style-name="Source_20_Text">git pull</text:span> command. This does a one-time pull and doesn’t save the URL as a remote reference:</text:p>
          <text:list>
            <text:list-item>
              <text:p text:style-name="P68"><text:span text:style-name="Source_20_Text">$</text:span> git pull <text:a xlink:type="simple" xlink:href="https://github.com/onetimeguy/project">https://github.com/onetimeguy/project</text:a></text:p>
              <text:p text:style-name="P68"/>
              <text:list>
                <text:list-item>
                  <text:h text:style-name="P57" text:outline-level="3"><text:bookmark text:name="Determining-What-Is-Introduced"/><text:a xlink:type="simple" xlink:href="https://git-scm.com/book/en/v2/Distributed-Git-Maintaining-a-Project#Determining-What-Is-Introduced">Determining What Is Introduced</text:a></text:h>
                </text:list-item>
              </text:list>
            </text:list-item>
          </text:list>
        </text:list-item>
        <text:list-item>
          <text:p text:style-name="P24">It’s often helpful to get a review of all the commits that are in this branch but that aren’t in your master branch. You can exclude commits in the master branch by adding the <text:span text:style-name="Source_20_Text"><text:span text:style-name="T2">--not</text:span></text:span> option before the branch name.</text:p>
          <text:list>
            <text:list-item>
              <text:p text:style-name="P68"><text:span text:style-name="Source_20_Text">$</text:span> git log <text:span text:style-name="T24">branch_name</text:span> --not master</text:p>
            </text:list-item>
          </text:list>
        </text:list-item>
        <text:list-item>
          <text:p text:style-name="P24"><text:span text:style-name="T25">R</text:span>emember that you can pass the <text:span text:style-name="Source_20_Text">-p</text:span> option to <text:span text:style-name="Source_20_Text">git log</text:span> and it will append the diff introduced to each commit.</text:p>
          <text:list>
            <text:list-item>
              <text:p text:style-name="P13">$ git log -p</text:p>
            </text:list-item>
          </text:list>
        </text:list-item>
        <text:list-item>
          <text:p text:style-name="P26">To see a full diff of what would happen if you were to merge this topic branch with another branch, you may have to use a weird trick to get the correct results. You may think to run this:</text:p>
          <text:list>
            <text:list-item>
              <text:p text:style-name="P69"><text:span text:style-name="Source_20_Text">$</text:span> git diff master</text:p>
            </text:list-item>
          </text:list>
        </text:list-item>
        <text:list-item>
          <text:p text:style-name="P26">What you really want to see are the changes added to the topic branch – the work you’ll introduce if you merge this branch with master. You do that by having Git compare the last commit on your topic branch with the first common ancestor it has with the master branch.</text:p>
          <text:list>
            <text:list-item>
              <text:p text:style-name="P35">Technically, you can do that by explicitly figuring out the common ancestor and then running your diff on it:</text:p>
            </text:list-item>
            <text:list-item>
              <text:p text:style-name="P44"><text:span text:style-name="T8">Ex. </text:span><text:span text:style-name="Source_20_Text"><text:span text:style-name="T2">$</text:span></text:span><text:span text:style-name="T2"> git merge-base contrib master</text:span></text:p>
            </text:list-item>
            <text:list-item>
              <text:p text:style-name="P70"><text:span text:style-name="Source_20_Text">$</text:span> git diff 36c7db</text:p>
            </text:list-item>
          </text:list>
        </text:list-item>
        <text:list-item>
          <text:p text:style-name="P27">Git provides another shorthand for doing the same thing: the triple-dot syntax. In the context of the <text:span text:style-name="Source_20_Text">diff</text:span> command, you can put three periods after another branch to do a <text:span text:style-name="Source_20_Text">diff</text:span> between the last commit of the branch you’re on and its common ancestor with another <text:soft-page-break/>branch:</text:p>
          <text:list>
            <text:list-item>
              <text:p text:style-name="P14">$ git diff master...branch_1</text:p>
              <text:list>
                <text:list-item>
                  <text:h text:style-name="P58" text:outline-level="3"><text:bookmark text:name="Integrating-Contributed-Work"/><text:a xlink:type="simple" xlink:href="https://git-scm.com/book/en/v2/Distributed-Git-Maintaining-a-Project#Integrating-Contributed-Work">Integrating Contributed Work</text:a></text:h>
                </text:list-item>
              </text:list>
            </text:list-item>
            <text:list-item>
              <text:h text:style-name="P80" text:outline-level="4">Merging Workflows</text:h>
            </text:list-item>
            <text:list-item>
              <text:h text:style-name="P80" text:outline-level="4">Large-Merging Workflows</text:h>
            </text:list-item>
          </text:list>
        </text:list-item>
        <text:list-item>
          <text:p text:style-name="P28">The Git project has four long-running branches: <text:span text:style-name="Source_20_Text"><text:span text:style-name="T2">master</text:span></text:span>, <text:span text:style-name="Source_20_Text"><text:span text:style-name="T2">next</text:span></text:span>, and <text:span text:style-name="Source_20_Text"><text:span text:style-name="T2">pu</text:span></text:span> (proposed updates) for new work, and <text:span text:style-name="Source_20_Text"><text:span text:style-name="T2">maint</text:span></text:span> for maintenance backports. </text:p>
        </text:list-item>
        <text:list-item>
          <text:p text:style-name="P28">The Git project also has a <text:span text:style-name="Source_20_Text">maint</text:span> branch that is forked off from the last release to provide backported patches in case a maintenance release is required.</text:p>
          <text:list>
            <text:list-item>
              <text:list>
                <text:list-item>
                  <text:h text:style-name="P78" text:outline-level="4">Rebasing and Cherry Picking Workflows</text:h>
                </text:list-item>
              </text:list>
            </text:list-item>
          </text:list>
        </text:list-item>
        <text:list-item>
          <text:p text:style-name="P45"><text:span text:style-name="T21">A cherry-pick in Git is like a rebase for a single commit.</text:span>It takes the patch that was introduced in a commit and tries to reapply it on the branch you’re currently on.This is useful if you have a number of commits on a topic branch and you want to integrate only one of them, or if you only have one commit on a topic branch and you’d prefer to cherry-pick it rather than run rebase.</text:p>
          <text:list>
            <text:list-item>
              <text:p text:style-name="P46"><text:span text:style-name="T9">Ex. </text:span><text:span text:style-name="Source_20_Text"><text:span text:style-name="T2">$</text:span></text:span><text:span text:style-name="T2"> git cherry-pick e43a6</text:span></text:p>
              <text:list>
                <text:list-item>
                  <text:h text:style-name="P79" text:outline-level="4">Rerere</text:h>
                </text:list-item>
              </text:list>
            </text:list-item>
          </text:list>
        </text:list-item>
        <text:list-item>
          <text:p text:style-name="P29">If you’re doing lots of merging and rebasing, or you’re maintaining a long-lived topic branch, Git has a feature called “rerere” that can help.</text:p>
        </text:list-item>
        <text:list-item>
          <text:p text:style-name="P29">Rerere stands for “<text:span text:style-name="T2">reuse recorded resolution</text:span>” – it’s a way of shortcutting manual conflict resolution. </text:p>
        </text:list-item>
        <text:list-item>
          <text:p text:style-name="P29">When rerere is enabled, Git will keep a set of pre- and post-images from successful merges, and if it notices that there’s a conflict that looks exactly like one you’ve already fixed, it’ll just use the fix from last time, without bothering you with it.</text:p>
        </text:list-item>
        <text:list-item>
          <text:p text:style-name="P29">This feature comes in two parts: a configuration setting and a command. The configuration setting is <text:span text:style-name="Source_20_Text">rerere.enabled</text:span>, and it’s handy enough to put in your global config:</text:p>
          <text:list>
            <text:list-item>
              <text:p text:style-name="P71"><text:span text:style-name="Source_20_Text">$</text:span> git config --global rerere.enabled <text:span text:style-name="Source_20_Text">true</text:span></text:p>
            </text:list-item>
          </text:list>
        </text:list-item>
        <text:list-item>
          <text:p text:style-name="P29">you can interact with the rerere cache using the <text:span text:style-name="Source_20_Text">git rerere</text:span> command.</text:p>
          <text:list>
            <text:list-item>
              <text:p text:style-name="P29">When it’s invoked alone, Git checks its database of resolutions and tries to find a match with any current merge conflicts and resolve them </text:p>
            </text:list-item>
          </text:list>
          <text:p text:style-name="P29"/>
          <text:p text:style-name="P30"><text:s/></text:p>
          <text:p text:style-name="P30"><text:s/></text:p>
          <text:list>
            <text:list-item>
              <text:list>
                <text:list-item>
                  <text:h text:style-name="P60" text:outline-level="3"><text:bookmark text:name="Tagging-Your-Releases"/><text:soft-page-break/><text:a xlink:type="simple" xlink:href="https://git-scm.com/book/en/v2/Distributed-Git-Maintaining-a-Project#Tagging-Your-Releases">Tagging Your Releases</text:a></text:h>
                </text:list-item>
              </text:list>
            </text:list-item>
          </text:list>
        </text:list-item>
        <text:list-item>
          <text:p text:style-name="P29">When you’ve decided to cut a release, you’ll probably want to drop a tag so you can re-create that release at any point going forward. </text:p>
        </text:list-item>
        <text:list-item>
          <text:p text:style-name="P29">If you decide to sign the tag as the maintainer, the tagging may look something like this:</text:p>
          <text:list>
            <text:list-item>
              <text:p text:style-name="P71"><text:span text:style-name="Source_20_Text">$</text:span> git tag -s v1.5 -m <text:span text:style-name="Source_20_Text">'my signed 1.5 tag'</text:span></text:p>
            </text:list-item>
          </text:list>
        </text:list-item>
        <text:list-item>
          <text:p text:style-name="P29">If you do sign your tags, you may have the problem of distributing the public PGP key used to sign your tags.</text:p>
        </text:list-item>
        <text:list-item>
          <text:p text:style-name="P29">The maintainer of the Git project has solved this issue by including their public key as a blob in the repository and then adding a tag that points directly to that content.</text:p>
        </text:list-item>
        <text:list-item>
          <text:p text:style-name="P29">To do this, you can figure out which key you want by running <text:span text:style-name="Source_20_Text">gpg –list-keys</text:span>:</text:p>
          <text:list>
            <text:list-item>
              <text:p text:style-name="P15">$ gpg –list-keys</text:p>
            </text:list-item>
          </text:list>
        </text:list-item>
        <text:list-item>
          <text:p text:style-name="P31">Then, you can directly import the key into the Git database by exporting it and piping that through <text:span text:style-name="Source_20_Text">git hash-object</text:span>, which writes a new blob with those contents into Git and gives you back the SHA-1 of the blob:</text:p>
          <text:list>
            <text:list-item>
              <text:p text:style-name="P16">$ gpg -a --export 11F63C51 | git hash-object -w –stdin</text:p>
            </text:list-item>
          </text:list>
        </text:list-item>
        <text:list-item>
          <text:p text:style-name="P32">Now that you have the contents of your key in Git, you can create a tag that points directly to it by specifying the new SHA-1 value that the <text:span text:style-name="Source_20_Text">hash-object</text:span> command gave you:</text:p>
          <text:list>
            <text:list-item>
              <text:p text:style-name="P72"><text:span text:style-name="Source_20_Text">$</text:span> git tag -a maintainer-pgp-pub 659ef797d181633c87ec71ac3f9ba29fe5775b92</text:p>
            </text:list-item>
          </text:list>
        </text:list-item>
        <text:list-item>
          <text:p text:style-name="P32">If you run <text:span text:style-name="Source_20_Text">git push --tags</text:span>, the <text:span text:style-name="Source_20_Text">maintainer-pgp-pub</text:span> tag will be shared with everyone. If anyone wants to verify a tag, they can directly import your PGP key by pulling the blob directly out of the database and importing it into GPG:</text:p>
          <text:list>
            <text:list-item>
              <text:p text:style-name="P72"><text:span text:style-name="Source_20_Text">$</text:span> git show maintainer-pgp-pub <text:span text:style-name="Source_20_Text">|</text:span> gpg --import</text:p>
            </text:list-item>
          </text:list>
          <text:p text:style-name="P16"/>
          <text:list>
            <text:list-item>
              <text:list>
                <text:list-item>
                  <text:h text:style-name="P59" text:outline-level="3"><text:bookmark text:name="Generating-a-Build-Number"/><text:a xlink:type="simple" xlink:href="https://git-scm.com/book/en/v2/Distributed-Git-Maintaining-a-Project#Generating-a-Build-Number">Generating a Build Number</text:a></text:h>
                </text:list-item>
              </text:list>
            </text:list-item>
          </text:list>
        </text:list-item>
        <text:list-item>
          <text:p text:style-name="P32">Git doesn’t have monotonically increasing numbers like <text:span text:style-name="Emphasis">v123</text:span> or the equivalent to go with each commit</text:p>
        </text:list-item>
        <text:list-item>
          <text:p text:style-name="P32">you can run <text:span text:style-name="Source_20_Text"><text:span text:style-name="T2">git describe</text:span></text:span><text:span text:style-name="T2"> </text:span>on that commit.</text:p>
        </text:list-item>
        <text:list-item>
          <text:p text:style-name="P47"><text:span text:style-name="T10">Ex. </text:span><text:span text:style-name="Source_20_Text"><text:span text:style-name="T2">$</text:span></text:span><text:span text:style-name="T2"> git describe master</text:span></text:p>
        </text:list-item>
        <text:list-item>
          <text:p text:style-name="P17"><text:span text:style-name="Source_20_Text"><text:span text:style-name="T27">$ </text:span></text:span><text:span text:style-name="Source_20_Text">git –version</text:span></text:p>
        </text:list-item>
        <text:list-item>
          <text:p text:style-name="P33">The <text:span text:style-name="Source_20_Text">git describe</text:span> command favors annotated tags (tags created with the <text:span text:style-name="Source_20_Text">-a</text:span> or <text:span text:style-name="Source_20_Text">-s</text:span> flag), so release tags should be created this way if you’re using <text:span text:style-name="Source_20_Text">git describe</text:span>, to ensure the commit is named properly when described.</text:p>
          <text:list>
            <text:list-item>
              <text:list>
                <text:list-item>
                  <text:h text:style-name="P61" text:outline-level="3"><text:bookmark text:name="Preparing-a-Release"/><text:soft-page-break/><text:a xlink:type="simple" xlink:href="https://git-scm.com/book/en/v2/Distributed-Git-Maintaining-a-Project#Preparing-a-Release">Preparing a Release</text:a></text:h>
                </text:list-item>
              </text:list>
            </text:list-item>
          </text:list>
        </text:list-item>
        <text:list-item>
          <text:p text:style-name="P33">you want to release a build. One of the things you’ll want to do is create an archive of the latest snapshot of your code for those poor souls who don’t use Git. The command to do this is <text:span text:style-name="Source_20_Text">git archive</text:span>:</text:p>
          <text:list>
            <text:list-item>
              <text:p text:style-name="P73"><text:span text:style-name="Source_20_Text">$</text:span> git archive master --prefix<text:span text:style-name="Source_20_Text">='project/'</text:span> <text:span text:style-name="Source_20_Text">|</text:span> gzip <text:span text:style-name="Source_20_Text">&gt;</text:span> <text:span text:style-name="Source_20_Text">`</text:span>git describe master<text:span text:style-name="Source_20_Text">`</text:span>.tar.gz</text:p>
            </text:list-item>
            <text:list-item>
              <text:p text:style-name="P73"><text:span text:style-name="Source_20_Text">$</text:span> ls *.tar.gz</text:p>
            </text:list-item>
          </text:list>
        </text:list-item>
        <text:list-item>
          <text:p text:style-name="P33">If someone opens that tarball, they get the latest snapshot of your project under a project directory. You can also create a zip archive in much the same way, but by passing the <text:span text:style-name="Source_20_Text">--format=zip</text:span> option to <text:span text:style-name="Source_20_Text">git archive</text:span>:</text:p>
          <text:list>
            <text:list-item>
              <text:p text:style-name="P73"><text:span text:style-name="Source_20_Text">$</text:span> git archive master --prefix<text:span text:style-name="Source_20_Text">='project/'</text:span> --format<text:span text:style-name="Source_20_Text">=</text:span>zip <text:span text:style-name="Source_20_Text">&gt;</text:span> <text:span text:style-name="Source_20_Text">`</text:span>git describe master<text:span text:style-name="Source_20_Text">`</text:span>.zip </text:p>
            </text:list-item>
          </text:list>
          <text:p text:style-name="P17"/>
          <text:list>
            <text:list-item>
              <text:list>
                <text:list-item>
                  <text:p text:style-name="P47"><text:span text:style-name="T10"><text:s/></text:span><text:bookmark text:name="The-Shortlog"/><text:a xlink:type="simple" xlink:href="https://git-scm.com/book/en/v2/Distributed-Git-Maintaining-a-Project#The-Shortlog"><text:span text:style-name="T2">The Shortlog</text:span></text:a></text:p>
                </text:list-item>
              </text:list>
            </text:list-item>
          </text:list>
        </text:list-item>
        <text:list-item>
          <text:p text:style-name="P33">It’s time to email your mailing list of people who want to know what’s happening in your project. A nice way of quickly getting a sort of changelog of what has been added to your project since your last release or email is to use the <text:span text:style-name="Source_20_Text">git shortlog</text:span> command. </text:p>
          <text:list>
            <text:list-item>
              <text:p text:style-name="P48"><text:span text:style-name="T11">Ex. </text:span><text:span text:style-name="Source_20_Text"><text:span text:style-name="T2">$</text:span></text:span><text:span text:style-name="T2"> git shortlog --no-merges master --not v1.0.1</text:span></text:p>
            </text:list-item>
          </text:list>
          <text:p text:style-name="P1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6:43:53.920921906</meta:creation-date>
    <dc:date>2016-05-18T11:41:13.952819496</dc:date>
    <meta:editing-duration>PT3H5M8S</meta:editing-duration>
    <meta:editing-cycles>169</meta:editing-cycles>
    <meta:generator>LibreOffice/4.2.8.2$Linux_X86_64 LibreOffice_project/420m0$Build-2</meta:generator>
    <meta:document-statistic meta:table-count="0" meta:image-count="0" meta:object-count="0" meta:page-count="8" meta:paragraph-count="166" meta:word-count="2661" meta:character-count="14464" meta:non-whitespace-character-count="12069"/>
  </office:meta>
</office:document-meta>
</file>